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officeooo:paragraph-rsid="000645a6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c699" officeooo:paragraph-rsid="0018c699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90e39" officeooo:paragraph-rsid="00190e39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b64e" officeooo:paragraph-rsid="0018b64e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90e39" officeooo:paragraph-rsid="00190e39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style:font-name="Open Sans" fo:font-size="10pt" officeooo:rsid="000645a6" style:font-size-asian="10pt" style:font-size-complex="10pt"/>
    </style:style>
    <style:style style:name="T4" style:family="text">
      <style:text-properties style:font-name="Open Sans" fo:font-size="10pt" officeooo:rsid="0018b64e" style:font-size-asian="10pt" style:font-size-complex="10pt"/>
    </style:style>
    <style:style style:name="T5" style:family="text">
      <style:text-properties style:font-name="Open Sans" fo:font-size="10pt" officeooo:rsid="00190e39" style:font-size-asian="10pt" style:font-size-complex="10pt"/>
    </style:style>
    <style:style style:name="T6" style:family="text">
      <style:text-properties officeooo:rsid="0018b64e"/>
    </style:style>
    <style:style style:name="T7" style:family="text">
      <style:text-properties officeooo:rsid="00190e39"/>
    </style:style>
    <style:style style:name="T8" style:family="text">
      <style:text-properties officeooo:rsid="001b4fb1"/>
    </style:style>
    <style:style style:name="T9" style:family="text">
      <style:text-properties officeooo:rsid="001d47e5"/>
    </style:style>
    <style:style style:name="T10" style:family="text">
      <style:text-properties officeooo:rsid="001e27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0">2.5</text:span></text:p>
      <text:p text:style-name="P1"/>
      <text:p text:style-name="P1">Nom : <text:span text:style-name="T6">Laisser un avis</text:span></text:p>
      <text:p text:style-name="P1"/>
      <text:p text:style-name="P1">Acteur(s) : <text:span text:style-name="T6">Client</text:span></text:p>
      <text:p text:style-name="P1"/>
      <text:p text:style-name="P9"><text:span text:style-name="T3">Description : </text:span><text:span text:style-name="T4">Un client doit pouvoir laisser un avis après un</text:span><text:span text:style-name="T5">e commande</text:span></text:p>
      <text:p text:style-name="P1"/>
      <text:p text:style-name="P1">Auteur : <text:span text:style-name="T8">Damien Ramelet</text:span></text:p>
      <text:p text:style-name="P1"/>
      <text:p text:style-name="P1">Date : <text:span text:style-name="T6">01/06/2020</text:span></text:p>
      <text:p text:style-name="P1"/>
      <text:p text:style-name="P9"><text:span text:style-name="T3">Pré-conditions : </text:span><text:span text:style-name="T4">L’utilisateur doit être connecté et avoir acheté des pizzas</text:span></text:p>
      <text:p text:style-name="P2"/>
      <text:p text:style-name="P1">Démarrage : <text:span text:style-name="T6">L’utilisateur clique sur « Laisser un avis »</text:span></text:p>
      <text:p text:style-name="P1"/>
      <text:p text:style-name="P4">Scénario nominal :</text:p>
      <text:list xml:id="list273373625" text:style-name="L1">
        <text:list-item>
          <text:p text:style-name="P15">Le système affiche la liste des pizzas achetée par l’utilisateur</text:p>
        </text:list-item>
        <text:list-item>
          <text:p text:style-name="P16">L’utilisateur choisi sur quelle pizza il souhaite déposer un avis</text:p>
        </text:list-item>
        <text:list-item>
          <text:p text:style-name="P16">Le système affiche le formulaire permettant de déposer son avis ainsi qu’une note</text:p>
        </text:list-item>
        <text:list-item>
          <text:p text:style-name="P16">L’utilisateur rempli le formulaire</text:p>
        </text:list-item>
        <text:list-item>
          <text:p text:style-name="P16">Le système enregistre les informations et affiche un message de confirmation</text:p>
        </text:list-item>
      </text:list>
      <text:p text:style-name="P5"/>
      <text:p text:style-name="P4">Scénario <text:span text:style-name="T1">alternatif :</text:span></text:p>
      <text:p text:style-name="P11">2a. L’utilisateur quitte la page sans laisser d’avis. Fin du scénario.</text:p>
      <text:p text:style-name="P8"/>
      <text:p text:style-name="P6">Scénario d’erreur :</text:p>
      <text:p text:style-name="P10">1a. L’utilisateur n’a acheté aucune pizza. Le système affiche un message d’erreur. <text:span text:style-name="T7">Fin du scénario.</text:span></text:p>
      <text:p text:style-name="P7"/>
      <text:p text:style-name="P4">Fin :</text:p>
      <text:p text:style-name="P12">Scénario nominal : <text:span text:style-name="T8">L’utilisateur dépose un avis et le système l’enregistre.</text:span></text:p>
      <text:p text:style-name="P13">S<text:span text:style-name="T2">cénario alternatif : L’utilisateur quitte la page sans laisser d’avis.</text:span></text:p>
      <text:p text:style-name="P14">Scénario d’erreur : <text:span text:style-name="T8">L’utilisateur n’a fait aucune commande et ne peut laisser d’avis.</text:span></text:p>
      <text:p text:style-name="P1"/>
      <text:p text:style-name="P3">Post-conditions : <text:span text:style-name="T9">Un avis a été déposé par l’utilisateu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6:14:34.391000000</meta:creation-date>
    <meta:editing-duration>PT1M24S</meta:editing-duration>
    <meta:editing-cycles>3</meta:editing-cycles>
    <meta:generator>LibreOffice/6.3.1.2$Windows_X86_64 LibreOffice_project/b79626edf0065ac373bd1df5c28bd630b4424273</meta:generator>
    <dc:date>2020-06-02T20:54:24.409000000</dc:date>
    <meta:document-statistic meta:table-count="0" meta:image-count="0" meta:object-count="0" meta:page-count="1" meta:paragraph-count="23" meta:word-count="184" meta:character-count="1141" meta:non-whitespace-character-count="985"/>
  </office:meta>
</office:document-meta>
</file>